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xodia" svg:font-family="Exodia"/>
    <style:font-face style:name="Lohit Bengali" svg:font-family="'Lohit Bengali'"/>
    <style:font-face style:name="Exodia1" svg:font-family="Exodi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Exodia1" fo:font-size="15pt" officeooo:rsid="001a6914" officeooo:paragraph-rsid="001c80cd" style:font-size-asian="13.1000003814697pt" style:font-size-complex="15pt"/>
    </style:style>
    <style:style style:name="P2" style:family="paragraph" style:parent-style-name="Standard">
      <style:text-properties style:font-name="Exodia1" fo:font-size="15pt" officeooo:rsid="001a6914" officeooo:paragraph-rsid="001d917e" style:font-size-asian="13.1000003814697pt" style:font-size-complex="15pt"/>
    </style:style>
    <style:style style:name="P3" style:family="paragraph" style:parent-style-name="Standard">
      <style:text-properties style:font-name="Exodia1" fo:font-size="15pt" officeooo:rsid="001a6914" officeooo:paragraph-rsid="001f1462" style:font-size-asian="13.1000003814697pt" style:font-size-complex="15pt"/>
    </style:style>
    <style:style style:name="P4" style:family="paragraph" style:parent-style-name="Standard">
      <style:text-properties style:font-name="Exodia" fo:font-size="15pt" officeooo:rsid="001a6914" officeooo:paragraph-rsid="0021fc78" style:font-name-asian="Exodia" style:font-size-asian="13.1000003814697pt" style:font-name-complex="Exodia" style:font-size-complex="15pt"/>
    </style:style>
    <style:style style:name="P5" style:family="paragraph" style:parent-style-name="Standard">
      <style:text-properties style:font-name="Exodia" fo:font-size="15pt" officeooo:rsid="001a6914" officeooo:paragraph-rsid="0023fc61" style:font-name-asian="Exodia" style:font-size-asian="13.1000003814697pt" style:font-name-complex="Exodia" style:font-size-complex="15pt"/>
    </style:style>
    <style:style style:name="P6" style:family="paragraph" style:parent-style-name="Standard">
      <style:text-properties style:font-name="Exodia" fo:font-size="15pt" officeooo:rsid="001bcb99" officeooo:paragraph-rsid="001d917e" style:font-name-asian="Exodia" style:font-size-asian="13.1000003814697pt" style:font-name-complex="Exodia" style:font-size-complex="15pt"/>
    </style:style>
    <style:style style:name="P7" style:family="paragraph" style:parent-style-name="Standard">
      <style:text-properties style:font-name="Exodia" fo:font-size="15pt" officeooo:rsid="001bcb99" officeooo:paragraph-rsid="001ff663" style:font-name-asian="Exodia" style:font-size-asian="13.1000003814697pt" style:font-name-complex="Exodia" style:font-size-complex="15pt"/>
    </style:style>
    <style:style style:name="P8" style:family="paragraph" style:parent-style-name="Standard">
      <style:text-properties style:font-name="Exodia" fo:font-size="15pt" officeooo:rsid="001bcb99" officeooo:paragraph-rsid="00205202" style:font-name-asian="Exodia" style:font-size-asian="13.1000003814697pt" style:font-name-complex="Exodia" style:font-size-complex="15pt"/>
    </style:style>
    <style:style style:name="P9" style:family="paragraph" style:parent-style-name="Standard">
      <style:text-properties style:font-name="Exodia" fo:font-size="15pt" officeooo:rsid="001bcb99" officeooo:paragraph-rsid="002144f7" style:font-name-asian="Exodia" style:font-size-asian="13.1000003814697pt" style:font-name-complex="Exodia" style:font-size-complex="15pt"/>
    </style:style>
    <style:style style:name="P10" style:family="paragraph" style:parent-style-name="Standard">
      <style:text-properties style:font-name="Exodia" fo:font-size="15pt" officeooo:rsid="001bcb99" officeooo:paragraph-rsid="0021e708" style:font-name-asian="Exodia" style:font-size-asian="13.1000003814697pt" style:font-name-complex="Exodia" style:font-size-complex="15pt"/>
    </style:style>
    <style:style style:name="P11" style:family="paragraph" style:parent-style-name="Standard">
      <style:text-properties style:font-name="Exodia" fo:font-size="15pt" officeooo:rsid="001bcb99" officeooo:paragraph-rsid="0021fc78" style:font-name-asian="Exodia" style:font-size-asian="13.1000003814697pt" style:font-name-complex="Exodia" style:font-size-complex="15pt"/>
    </style:style>
    <style:style style:name="T1" style:family="text">
      <style:text-properties style:font-name="Exodia" style:font-name-asian="Exodia" style:font-name-complex="Exodia"/>
    </style:style>
    <style:style style:name="T2" style:family="text">
      <style:text-properties style:font-name="Exodia" officeooo:rsid="001bcb99" style:font-name-asian="Exodia" style:font-name-complex="Exodia"/>
    </style:style>
    <style:style style:name="T3" style:family="text">
      <style:text-properties style:font-name="Exodia" officeooo:rsid="0019836b" style:font-name-asian="Exodia" style:font-name-complex="Exodia"/>
    </style:style>
    <style:style style:name="T4" style:family="text">
      <style:text-properties style:font-name="Exodia" officeooo:rsid="001c80cd" style:font-name-asian="Exodia" style:font-name-complex="Exodia"/>
    </style:style>
    <style:style style:name="T5" style:family="text">
      <style:text-properties officeooo:rsid="0019836b"/>
    </style:style>
    <style:style style:name="T6" style:family="text">
      <style:text-properties officeooo:rsid="0021e708"/>
    </style:style>
    <style:style style:name="T7" style:family="text">
      <style:text-properties officeooo:rsid="0025fc0d"/>
    </style:style>
    <style:style style:name="T8" style:family="text">
      <style:text-properties style:font-name="Exodia" officeooo:rsid="0025fc0d" style:font-name-asian="Exodia" style:font-name-complex="Exodi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A</text:span><text:span text:style-name="T1">d<text:tab/></text:span><text:span text:style-name="T3"></text:span></text:p>
      <text:p text:style-name="P1"><text:span text:style-name="T4">a</text:span><text:span text:style-name="T1">d<text:tab/></text:span><text:span text:style-name="T3"></text:span></text:p>
      <text:p text:style-name="P2"><text:span text:style-name="T1">id<text:tab/></text:span><text:span text:style-name="T3"></text:span></text:p>
      <text:p text:style-name="P2"><text:span text:style-name="T1">ed<text:tab/></text:span><text:span text:style-name="T3"></text:span></text:p>
      <text:p text:style-name="P2"><text:span text:style-name="T1">ud<text:tab/></text:span><text:span text:style-name="T3"></text:span></text:p>
      <text:p text:style-name="P4">an<text:tab/><text:span text:style-name="T5"></text:span></text:p>
      <text:p text:style-name="P4">An<text:tab/><text:span text:style-name="T5"></text:span></text:p>
      <text:p text:style-name="P4">in<text:tab/><text:span text:style-name="T5"></text:span></text:p>
      <text:p text:style-name="P4">en<text:tab/><text:span text:style-name="T5"></text:span></text:p>
      <text:p text:style-name="P5">un<text:tab/><text:span text:style-name="T5"></text:span></text:p>
      <text:p text:style-name="P6">ar<text:tab/><text:span text:style-name="T8"></text:span></text:p>
      <text:p text:style-name="P9">Ar<text:tab/><text:span text:style-name="T5"></text:span></text:p>
      <text:p text:style-name="P10"><text:span text:style-name="T6">u</text:span>r<text:tab/><text:span text:style-name="T5"></text:span></text:p>
      <text:p text:style-name="P10">er<text:tab/><text:span text:style-name="T5"></text:span></text:p>
      <text:p text:style-name="P9"><text:span text:style-name="T6">i</text:span>r<text:tab/><text:span text:style-name="T5"></text:span></text:p>
      <text:p text:style-name="P3"><text:span text:style-name="T2">az<text:tab/></text:span><text:span text:style-name="T3"></text:span></text:p>
      <text:p text:style-name="P7">Az<text:tab/><text:span text:style-name="T5"></text:span></text:p>
      <text:p text:style-name="P8">iz<text:tab/><text:span text:style-name="T5"></text:span></text:p>
      <text:p text:style-name="P7">ez<text:tab/><text:span text:style-name="T5"></text:span></text:p>
      <text:p text:style-name="P8">uz<text:tab/><text:span text:style-name="T5"></text:span></text:p>
      <text:p text:style-name="P11">av<text:tab/><text:span text:style-name="T5"></text:span></text:p>
      <text:p text:style-name="P11">Av<text:tab/><text:span text:style-name="T5">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xodia" svg:font-family="Exodia"/>
    <style:font-face style:name="Lohit Bengali" svg:font-family="'Lohit Bengali'"/>
    <style:font-face style:name="Exodia1" svg:font-family="Exodi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Bengali" style:font-size-complex="12pt" style:language-complex="bn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Bengali" style:font-size-complex="12pt" style:language-complex="bn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5pt" style:font-name-asian="WenQuanYi Micro Hei" style:font-family-asian="'WenQuanYi Micro Hei'" style:font-family-generic-asian="system" style:font-pitch-asian="variable" style:font-size-asian="14pt" style:font-name-complex="Lohit Bengali" style:font-family-complex="'Lohit Bengali'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Bengali" style:font-family-complex="'Lohit Bengal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Bengali" style:font-family-complex="'Lohit Bengal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Bengali" style:font-family-complex="'Lohit Bengal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bhraman Sarkar</meta:initial-creator>
    <meta:creation-date>2016-07-01T18:21:45.481119472</meta:creation-date>
    <dc:date>2016-07-02T07:38:16.399485129</dc:date>
    <dc:creator>Subhraman Sarkar</dc:creator>
    <meta:editing-duration>PT3M39S</meta:editing-duration>
    <meta:editing-cycles>6</meta:editing-cycles>
    <meta:generator>LibreOffice/5.1.0.3$Linux_X86_64 LibreOffice_project/5e3e00a007d9b3b6efb6797a8b8e57b51ab1f737</meta:generator>
    <meta:document-statistic meta:table-count="0" meta:image-count="0" meta:object-count="0" meta:page-count="1" meta:paragraph-count="22" meta:word-count="44" meta:character-count="88" meta:non-whitespace-character-count="66"/>
  </office:meta>
</office:document-meta>
</file>